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1.75cm" fo:min-width="0.5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75cm" fo:min-width="0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9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599cm" fo:min-width="0.659cm" fo:padding-top="0.125cm" fo:padding-bottom="0.125cm" fo:padding-left="0.13cm" fo:padding-right="0.13cm" fo:wrap-option="wrap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9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4.9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2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6228" draw:fill="solid" draw:fill-color="#f10d0c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2.7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draw:marker-start-width="0.321cm" draw:marker-end-width="0.321cm" draw:fill-color="#5983b0" draw:textarea-horizontal-align="justify" draw:textarea-vertical-align="middle" draw:auto-grow-height="false" fo:min-height="1.25cm" fo:min-width="1cm" fo:padding-top="0.165cm" fo:padding-bottom="0.165cm" fo:padding-left="0.29cm" fo:padding-right="0.29cm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2.7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1.7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>
      <style:graphic-properties style:writing-mode="lr-tb" loext:decorative="false"/>
    </style:style>
    <style:style style:name="gr42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0.95cm" fo:min-width="0.3cm" loext:decorative="false"/>
    </style:style>
    <style:style style:name="gr43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2.05cm" fo:min-width="0cm" loext:decorative="false"/>
    </style:style>
    <style:style style:name="gr44" style:family="graphic" style:parent-style-name="standard" style:list-style-name="L2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914cm" fo:min-width="3.1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fill-color="#ff3399" draw:textarea-vertical-align="middle" loext:decorative="false"/>
      <style:paragraph-properties style:writing-mode="lr-tb"/>
    </style:style>
    <style:style style:name="gr48" style:family="graphic" style:parent-style-name="objectwithoutfill">
      <style:graphic-properties draw:marker-end="Arrow" draw:marker-end-width="0.3cm" draw:fill="solid" draw:fill-color="#ff3399" draw:textarea-vertical-align="middle" loext:decorative="false"/>
    </style:style>
    <style:style style:name="gr49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loext:opacity="100%" style:font-name="DejaVu Sans Mono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style:font-name="DejaVu Sans Mono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Mono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16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1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595959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3" style:family="paragraph">
      <loext:graphic-properties draw:fill="solid" draw:fill-color="#f10d0c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3pt" style:font-size-asian="13pt" style:font-size-complex="13pt"/>
    </style:style>
    <style:style style:name="P25" style:family="paragraph">
      <loext:graphic-properties draw:fill-color="#5983b0"/>
      <style:paragraph-properties fo:text-align="center"/>
      <style:text-properties fo:font-size="13pt" style:font-size-asian="13pt" style:font-size-complex="13pt"/>
    </style:style>
    <style:style style:name="P2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loext:graphic-properties draw:fill="solid" draw:fill-color="#996600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2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0" style:family="paragraph">
      <loext:graphic-properties draw:fill="solid" draw:fill-color="#ff3399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solid" draw:fill-color="#ff3399"/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5" style:family="paragraph">
      <loext:graphic-properties draw:fill-color="#ffffff"/>
      <style:text-properties fo:font-size="20pt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fo:color="#ffffff" loext:opacity="100%" style:font-name="DejaVu Sans Mono" fo:font-size="18pt" style:font-size-asian="18pt" style:font-size-complex="1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1cm" svg:height="12cm" svg:x="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cm" svg:height="5cm" svg:x="4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cm" svg:height="5cm" svg:x="6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8.2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cm" svg:height="5cm" svg:x="9.5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0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5cm" svg:x="12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3.4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cm" svg:height="5cm" svg:x="14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7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8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5cm" svg:x="19.9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21.2cm" svg:y="4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2cm" svg:height="3.199cm" svg:x="3.4cm" svg:y="13.2cm">
          <draw:text-box>
            <text:p><text:span text:style-name="T1">soft</text:span></text:p>
          </draw:text-box>
        </draw:frame>
        <draw:frame draw:style-name="gr4" draw:text-style-name="P3" draw:layer="layout" svg:width="0.2cm" svg:height="5.41cm" svg:x="5.94cm" svg:y="11.001cm">
          <draw:text-box>
            <text:p><text:span text:style-name="T1">Wha-Wha</text:span></text:p>
          </draw:text-box>
        </draw:frame>
        <draw:frame draw:style-name="gr5" draw:text-style-name="P3" draw:layer="layout" svg:width="0.2cm" svg:height="9.095cm" svg:x="8.581cm" svg:y="7.301cm">
          <draw:text-box>
            <text:p><text:span text:style-name="T1">left Sustain</text:span></text:p>
          </draw:text-box>
        </draw:frame>
        <draw:frame draw:style-name="gr6" draw:text-style-name="P3" draw:layer="layout" svg:width="0.2cm" svg:height="9.832cm" svg:x="16.322cm" svg:y="6.602cm">
          <draw:text-box>
            <text:p><text:span text:style-name="T1">right Sustain</text:span></text:p>
          </draw:text-box>
        </draw:frame>
        <draw:frame draw:style-name="gr7" draw:text-style-name="P3" draw:layer="layout" svg:width="0.2cm" svg:height="10.569cm" svg:x="11.222cm" svg:y="5.802cm">
          <draw:text-box>
            <text:p><text:span text:style-name="T1">left Sostenuto</text:span></text:p>
          </draw:text-box>
        </draw:frame>
        <draw:frame draw:style-name="gr8" draw:text-style-name="P3" draw:layer="layout" svg:width="0.2cm" svg:height="11.306cm" svg:x="13.763cm" svg:y="5.103cm">
          <draw:text-box>
            <text:p><text:span text:style-name="T1">right Sostenuto</text:span></text:p>
          </draw:text-box>
        </draw:frame>
        <draw:frame draw:style-name="gr9" draw:text-style-name="P3" draw:layer="layout" svg:width="0.2cm" svg:height="7.621cm" svg:x="18.981cm" svg:y="8.801cm">
          <draw:text-box>
            <text:p><text:span text:style-name="T1">Portamento</text:span></text:p>
          </draw:text-box>
        </draw:frame>
        <draw:frame draw:style-name="gr8" draw:text-style-name="P3" draw:layer="layout" svg:width="0.2cm" svg:height="11.306cm" svg:x="21.622cm" svg:y="5.102cm">
          <draw:text-box>
            <text:p><text:span text:style-name="T1">Rotor slow/fast</text:span></text:p>
          </draw:text-box>
        </draw:frame>
        <draw:frame draw:style-name="gr10" draw:text-style-name="P4" draw:layer="layout" svg:width="1.818cm" svg:height="2.462cm" draw:transform="rotate (1.56817833291691) translate (4.316cm 8.115cm)">
          <draw:text-box>
            <text:p><text:span text:style-name="T2">-10</text:span></text:p>
          </draw:text-box>
        </draw:frame>
        <draw:frame draw:style-name="gr11" draw:text-style-name="P4" draw:layer="layout" svg:width="1.818cm" svg:height="0.988cm" draw:transform="rotate (1.56817833291691) translate (12.117cm 8.116cm)">
          <draw:text-box>
            <text:p><text:span text:style-name="T2">+10</text:span></text:p>
          </draw:text-box>
        </draw:frame>
        <draw:frame draw:style-name="gr11" draw:text-style-name="P4" draw:layer="layout" svg:width="1.818cm" svg:height="0.988cm" draw:transform="rotate (1.56817833291691) translate (6.917cm 7.916cm)">
          <draw:text-box>
            <text:p><text:span text:style-name="T2">-1</text:span></text:p>
          </draw:text-box>
        </draw:frame>
        <draw:frame draw:style-name="gr11" draw:text-style-name="P4" draw:layer="layout" svg:width="1.818cm" svg:height="0.988cm" draw:transform="rotate (1.56817833291691) translate (9.517cm 7.916cm)">
          <draw:text-box>
            <text:p><text:span text:style-name="T2">+1</text:span></text:p>
          </draw:text-box>
        </draw:frame>
        <draw:frame draw:style-name="gr11" draw:text-style-name="P6" draw:layer="layout" svg:width="5cm" svg:height="0.988cm" draw:transform="rotate (1.56817833291691) translate (14.714cm 9.397cm)">
          <draw:text-box>
            <text:p text:style-name="P5"><text:span text:style-name="T2">bank -1</text:span></text:p>
          </draw:text-box>
        </draw:frame>
        <draw:frame draw:style-name="gr11" draw:text-style-name="P7" xml:id="id1" draw:id="id1" draw:layer="layout" svg:width="5.7cm" svg:height="0.988cm" svg:x="13.7cm" svg:y="2.512cm">
          <draw:text-box>
            <text:p text:style-name="P5"><text:span text:style-name="T1">in sound mode</text:span></text:p>
          </draw:text-box>
        </draw:frame>
        <draw:connector draw:style-name="gr12" draw:text-style-name="P8" draw:layer="layout" draw:type="line" svg:x1="16.55cm" svg:y1="3.5cm" svg:x2="15.2cm" svg:y2="4.4cm" draw:start-shape="id1" draw:start-glue-point="2" draw:end-shape="id2" svg:d="M16550 3500l-1350 900" svg:viewBox="0 0 1351 901">
          <text:p/>
        </draw:connector>
        <draw:frame draw:style-name="gr13" draw:text-style-name="P7" xml:id="id3" draw:id="id3" draw:layer="layout" svg:width="2.96cm" svg:height="1.725cm" svg:x="7.2cm" svg:y="1.812cm">
          <draw:text-box>
            <text:p text:style-name="P5"><text:span text:style-name="T1">preset/sound</text:span></text:p>
          </draw:text-box>
        </draw:frame>
        <draw:connector draw:style-name="gr12" draw:text-style-name="P8" draw:layer="layout" draw:type="line" svg:x1="8.68cm" svg:y1="3.537cm" svg:x2="4.8cm" svg:y2="4.4cm" draw:start-shape="id3" draw:start-glue-point="2" draw:end-shape="id4" draw:end-glue-point="0" svg:d="M8680 3537l-3880 863" svg:viewBox="0 0 3881 864">
          <text:p/>
        </draw:connector>
        <draw:connector draw:style-name="gr12" draw:text-style-name="P8" draw:layer="layout" draw:type="line" svg:x1="7.4cm" svg:y1="4.4cm" svg:x2="8.68cm" svg:y2="3.537cm" draw:start-shape="id5" draw:start-glue-point="0" draw:end-shape="id3" draw:end-glue-point="2" svg:d="M7400 4400l1280-863" svg:viewBox="0 0 1281 864">
          <text:p/>
        </draw:connector>
        <draw:connector draw:style-name="gr12" draw:text-style-name="P8" draw:layer="layout" draw:type="line" svg:x1="10cm" svg:y1="4.4cm" svg:x2="8.68cm" svg:y2="3.537cm" draw:start-shape="id6" draw:start-glue-point="0" draw:end-shape="id3" draw:end-glue-point="2" svg:d="M10000 4400l-1320-863" svg:viewBox="0 0 1321 864">
          <text:p/>
        </draw:connector>
        <draw:connector draw:style-name="gr12" draw:text-style-name="P8" draw:layer="layout" draw:type="line" svg:x1="8.68cm" svg:y1="3.537cm" svg:x2="12.6cm" svg:y2="4.4cm" draw:start-shape="id3" draw:start-glue-point="2" draw:end-shape="id7" draw:end-glue-point="0" svg:d="M8680 3537l3920 863" svg:viewBox="0 0 3921 864">
          <text:p/>
        </draw:connector>
        <draw:frame draw:style-name="gr14" draw:text-style-name="P6" draw:layer="layout" svg:width="5cm" svg:height="1.079cm" draw:transform="rotate (1.56817833291691) translate (19.915cm 9.398cm)">
          <draw:text-box>
            <text:p text:style-name="P5"><text:span text:style-name="T2">scale tune</text:span></text:p>
          </draw:text-box>
        </draw:frame>
        <draw:frame draw:style-name="gr11" draw:text-style-name="P6" xml:id="id8" draw:id="id8" draw:layer="layout" svg:width="5cm" svg:height="0.988cm" draw:transform="rotate (1.56817833291691) translate (17.315cm 9.398cm)">
          <draw:text-box>
            <text:p text:style-name="P5"><text:span text:style-name="T2">bank +1</text:span></text:p>
          </draw:text-box>
        </draw:frame>
        <draw:connector draw:style-name="gr12" draw:text-style-name="P8" draw:layer="layout" draw:type="line" svg:x1="16.55cm" svg:y1="3.5cm" svg:x2="17.822cm" svg:y2="4.399cm" draw:start-shape="id1" draw:end-shape="id8" draw:end-glue-point="1" svg:d="M16550 3500l1272 899" svg:viewBox="0 0 1273 900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custom-shape draw:name="Rechteck 1" draw:style-name="gr16" draw:text-style-name="P11" xml:id="id10" draw:id="id10" draw:layer="layout" svg:width="4.407cm" svg:height="1cm" svg:x="5.293cm" svg:y="2.1cm">
          <text:p text:style-name="P10"><text:span text:style-name="T3">display free 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17" draw:text-style-name="P13" xml:id="id9" draw:id="id9" draw:layer="layout" svg:width="1.299cm" svg:height="1.199cm" svg:x="6.844cm" svg:y="0.101cm">
          <text:p text:style-name="P12"><text:span text:style-name="T4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7.493cm" svg:y1="1.3cm" svg:x2="7.496cm" svg:y2="2.1cm" draw:start-shape="id9" draw:start-glue-point="2" draw:end-shape="id10" draw:end-glue-point="0" svg:d="M7493 1300c0 600 3 200 3 800" svg:viewBox="0 0 4 801">
          <text:p/>
        </draw:connector>
        <draw:custom-shape draw:name="Rechteck 2" draw:style-name="gr19" draw:text-style-name="P11" xml:id="id11" draw:id="id11" draw:layer="layout" svg:width="5.407cm" svg:height="1cm" svg:x="4.793cm" svg:y="3.9cm">
          <text:p text:style-name="P10"><text:span text:style-name="T3">display switch po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4" draw:layer="layout" draw:type="curve" svg:x1="7.496cm" svg:y1="3.1cm" svg:x2="7.496cm" svg:y2="3.9cm" draw:start-shape="id10" draw:start-glue-point="2" draw:end-shape="id11" draw:end-glue-point="0" svg:d="M7496 3100v800" svg:viewBox="0 0 1 801">
          <text:p/>
        </draw:connector>
        <draw:custom-shape draw:name="Flussdiagramm: Verbindungsstelle 1" draw:style-name="gr20" draw:text-style-name="P16" xml:id="id12" draw:id="id12" draw:layer="layout" svg:width="4.021cm" svg:height="2.075cm" svg:x="5.478cm" svg:y="5.692cm">
          <text:p text:style-name="P15"><text:span text:style-name="T3">playing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7.496cm" svg:y1="4.9cm" svg:x2="7.488cm" svg:y2="5.692cm" draw:start-shape="id11" draw:start-glue-point="2" draw:end-shape="id12" draw:end-glue-point="0" svg:d="M7496 4900c0 594-8 198-8 792" svg:viewBox="0 0 9 793">
          <text:p/>
        </draw:connector>
        <draw:custom-shape draw:name="Flussdiagramm: Verbindungsstelle 3" draw:style-name="gr21" draw:text-style-name="P17" xml:id="id13" draw:id="id13" draw:layer="layout" svg:width="4.021cm" svg:height="2.075cm" svg:x="5.479cm" svg:y="8.625cm">
          <text:p text:style-name="P15"><text:span text:style-name="T3">playing soun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7.488cm" svg:y1="7.767cm" svg:x2="7.489cm" svg:y2="8.625cm" draw:start-shape="id12" draw:start-glue-point="2" draw:end-shape="id13" draw:end-glue-point="0" svg:d="M7488 7767c0 643 1 215 1 858" svg:viewBox="0 0 2 859">
          <text:p/>
        </draw:connector>
        <draw:custom-shape draw:name="Flussdiagramm: Verbindungsstelle 4" draw:style-name="gr22" draw:text-style-name="P19" xml:id="id14" draw:id="id14" draw:layer="layout" svg:width="4.021cm" svg:height="2.075cm" svg:x="5.479cm" svg:y="11.525cm">
          <text:p text:style-name="P18"><text:span text:style-name="T3">global settings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3" draw:style-name="gr23" draw:text-style-name="P11" xml:id="id15" draw:id="id15" draw:layer="layout" svg:width="3.707cm" svg:height="1cm" svg:x="0.8cm" svg:y="9.1cm">
          <text:p text:style-name="P10"><text:span text:style-name="T3">display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4" draw:layer="layout" draw:type="curve" svg:x1="7.489cm" svg:y1="10.7cm" svg:x2="7.489cm" svg:y2="11.525cm" draw:start-shape="id13" draw:start-glue-point="2" draw:end-shape="id14" draw:end-glue-point="0" svg:d="M7489 10700v825" svg:viewBox="0 0 1 826">
          <text:p/>
        </draw:connector>
        <draw:connector draw:style-name="gr24" draw:text-style-name="P21" draw:layer="layout" draw:type="curve" svg:x1="2.653cm" svg:y1="9.1cm" svg:x2="5.478cm" svg:y2="6.729cm" draw:start-shape="id15" draw:start-glue-point="0" draw:end-shape="id12" draw:end-glue-point="3" svg:d="M2653 9100c0-1581 941-2371 2825-2371" svg:viewBox="0 0 2826 2372">
          <text:p text:style-name="P20">2 seconds</text:p>
        </draw:connector>
        <draw:connector draw:style-name="gr18" draw:text-style-name="P14" draw:layer="layout" draw:type="curve" svg:x1="5.479cm" svg:y1="12.562cm" svg:x2="2.653cm" svg:y2="10.1cm" draw:start-shape="id14" draw:start-glue-point="3" draw:end-shape="id15" draw:end-glue-point="2" svg:d="M5479 12562c-1884 0-2826-820-2826-2462" svg:viewBox="0 0 2827 2463">
          <text:p/>
        </draw:connector>
        <draw:custom-shape draw:name="Zylinder 1" draw:style-name="gr25" draw:text-style-name="P22" draw:layer="layout" svg:width="1.213cm" svg:height="0.599cm" svg:x="5.987cm" svg:y="7.9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2" draw:style-name="gr25" draw:text-style-name="P22" draw:layer="layout" svg:width="1.213cm" svg:height="0.599cm" svg:x="5.987cm" svg:y="10.8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5" draw:style-name="gr25" draw:text-style-name="P22" draw:layer="layout" svg:width="1.213cm" svg:height="0.599cm" svg:x="3.187cm" svg:y="11.1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6" draw:style-name="gr26" draw:text-style-name="P23" draw:layer="layout" svg:width="1.213cm" svg:height="0.599cm" svg:x="11.28cm" svg:y="3.4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5" draw:style-name="gr27" draw:text-style-name="P16" xml:id="id16" draw:id="id16" draw:layer="layout" svg:width="4.021cm" svg:height="2.075cm" svg:x="12.2cm" svg:y="1.6cm">
          <text:p text:style-name="P15"><text:span text:style-name="T3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9.499cm" svg:y1="6.729cm" svg:x2="12.2cm" svg:y2="2.637cm" draw:start-shape="id12" draw:start-glue-point="1" draw:end-shape="id16" draw:end-glue-point="3" svg:d="M9499 6729c2025 0 675-4092 2701-4092" svg:viewBox="0 0 2702 4093">
          <text:p/>
        </draw:connector>
        <draw:custom-shape draw:name="Zylinder 7" draw:style-name="gr25" draw:text-style-name="P22" draw:layer="layout" svg:width="1.213cm" svg:height="0.599cm" svg:x="17.787cm" svg:y="8.46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Flussdiagramm: Verbindungsstelle 6" draw:style-name="gr28" draw:text-style-name="P16" xml:id="id18" draw:id="id18" draw:layer="layout" svg:width="4.021cm" svg:height="2.075cm" svg:x="15.6cm" svg:y="6.187cm">
          <text:p text:style-name="P15"><text:span text:style-name="T3">save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7" draw:style-name="gr29" draw:text-style-name="P16" xml:id="id19" draw:id="id19" draw:layer="layout" svg:width="4.021cm" svg:height="2.075cm" svg:x="16.479cm" svg:y="11.049cm">
          <text:p text:style-name="P15"><text:span text:style-name="T3">copy preset to ...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4" draw:style-name="gr30" draw:text-style-name="P11" xml:id="id22" draw:id="id22" draw:layer="layout" svg:width="3.207cm" svg:height="1cm" svg:x="12.3cm" svg:y="4.7cm">
          <text:p text:style-name="P10"><text:span text:style-name="T3">save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5" xml:id="id17" draw:id="id17" draw:layer="layout" svg:width="3cm" svg:height="3cm" svg:x="21.3cm" svg:y="5.753cm">
          <text:p text:style-name="P24">chang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14" draw:layer="layout" draw:type="curve" svg:x1="16.221cm" svg:y1="2.637cm" svg:x2="22.8cm" svg:y2="5.753cm" draw:start-shape="id16" draw:start-glue-point="1" draw:end-shape="id17" draw:end-glue-point="4" svg:d="M16221 2637c4386 0 6579 1038 6579 3116" svg:viewBox="0 0 6580 3117">
          <text:p/>
        </draw:connector>
        <draw:connector draw:style-name="gr24" draw:text-style-name="P21" draw:layer="layout" draw:type="curve" svg:x1="21.3cm" svg:y1="7.253cm" svg:x2="19.621cm" svg:y2="7.224cm" draw:start-shape="id17" draw:start-glue-point="5" draw:end-shape="id18" draw:end-glue-point="1" svg:d="M21300 7253c-1263 0-424-29-1679-29" svg:viewBox="0 0 1680 30">
          <text:p text:style-name="P20">yes</text:p>
        </draw:connector>
        <draw:connector draw:style-name="gr24" draw:text-style-name="P21" draw:layer="layout" draw:type="curve" svg:x1="22.8cm" svg:y1="8.753cm" svg:x2="20.5cm" svg:y2="12.086cm" draw:start-shape="id17" draw:start-glue-point="6" draw:end-shape="id19" draw:end-glue-point="1" svg:d="M22800 8753c0 2222-766 3333-2300 3333" svg:viewBox="0 0 2301 3334">
          <text:p text:style-name="P26">no</text:p>
        </draw:connector>
        <draw:connector draw:style-name="gr18" draw:text-style-name="P14" draw:layer="layout" draw:type="curve" svg:x1="14.596cm" svg:y1="8.9cm" svg:x2="9.499cm" svg:y2="6.729cm" draw:start-shape="id20" draw:start-glue-point="0" draw:end-shape="id12" draw:end-glue-point="1" svg:d="M14596 8900c0-1448-1699-2171-5097-2171" svg:viewBox="0 0 5098 2172">
          <text:p/>
        </draw:connector>
        <draw:connector draw:style-name="gr18" draw:text-style-name="P14" draw:layer="layout" draw:type="curve" svg:x1="16.479cm" svg:y1="12.086cm" svg:x2="14.6cm" svg:y2="12.1cm" draw:start-shape="id19" draw:start-glue-point="3" draw:end-shape="id21" draw:end-glue-point="1" svg:d="M16479 12086c-1410 0-471 14-1879 14" svg:viewBox="0 0 1880 15">
          <text:p/>
        </draw:connector>
        <draw:custom-shape draw:name="Rechteck 5" draw:style-name="gr32" draw:text-style-name="P11" xml:id="id21" draw:id="id21" draw:layer="layout" svg:width="3.207cm" svg:height="1cm" svg:x="11.393cm" svg:y="11.6cm">
          <text:p text:style-name="P10"><text:span text:style-name="T3">copy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33" draw:text-style-name="P11" xml:id="id20" draw:id="id20" draw:layer="layout" svg:width="2.207cm" svg:height="1cm" svg:x="13.493cm" svg:y="8.9cm">
          <text:p text:style-name="P10"><text:span text:style-name="T3">canc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14" draw:layer="layout" draw:type="curve" svg:x1="17.61cm" svg:y1="8.262cm" svg:x2="15.7cm" svg:y2="9.4cm" draw:start-shape="id18" draw:start-glue-point="2" draw:end-shape="id20" draw:end-glue-point="1" svg:d="M17610 8262c0 759-636 1138-1910 1138" svg:viewBox="0 0 1911 1139">
          <text:p/>
        </draw:connector>
        <draw:connector draw:style-name="gr18" draw:text-style-name="P14" draw:layer="layout" draw:type="curve" svg:x1="17.61cm" svg:y1="6.187cm" svg:x2="15.507cm" svg:y2="5.2cm" draw:start-shape="id18" draw:start-glue-point="0" draw:end-shape="id22" draw:end-glue-point="1" svg:d="M17610 6187c0-658-701-987-2103-987" svg:viewBox="0 0 2104 988">
          <text:p/>
        </draw:connector>
        <draw:connector draw:style-name="gr18" draw:text-style-name="P14" draw:layer="layout" draw:type="curve" svg:x1="12.3cm" svg:y1="5.2cm" svg:x2="9.499cm" svg:y2="6.729cm" draw:start-shape="id22" draw:start-glue-point="3" draw:end-shape="id12" draw:end-glue-point="1" svg:d="M12300 5200c-2101 0-701 1529-2801 1529" svg:viewBox="0 0 2802 1530">
          <text:p/>
        </draw:connector>
        <draw:custom-shape draw:name="Zylinder 8" draw:style-name="gr26" draw:text-style-name="P23" draw:layer="layout" svg:width="1.213cm" svg:height="0.599cm" svg:x="17.68cm" svg:y="5.3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18" draw:text-style-name="P14" draw:layer="layout" draw:type="curve" svg:x1="18.489cm" svg:y1="11.049cm" svg:x2="15.7cm" svg:y2="9.4cm" draw:start-shape="id19" draw:start-glue-point="0" draw:end-shape="id20" draw:end-glue-point="1" svg:d="M18489 11049c0-1100-929-1649-2789-1649" svg:viewBox="0 0 2790 1650">
          <text:p/>
        </draw:connector>
        <draw:custom-shape draw:name="Zylinder 9" draw:style-name="gr25" draw:text-style-name="P22" draw:layer="layout" svg:width="1.213cm" svg:height="0.599cm" svg:x="16.9cm" svg:y="10.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onnector draw:style-name="gr18" draw:text-style-name="P14" draw:layer="layout" draw:type="curve" svg:x1="12.996cm" svg:y1="11.6cm" svg:x2="9.499cm" svg:y2="6.729cm" draw:start-shape="id21" draw:start-glue-point="0" draw:end-shape="id12" draw:end-glue-point="1" svg:d="M12996 11600c0-3248-1165-4871-3497-4871" svg:viewBox="0 0 3498 4872">
          <text:p/>
        </draw:connector>
        <draw:custom-shape draw:name="Zylinder 10" draw:style-name="gr26" draw:text-style-name="P23" draw:layer="layout" svg:width="1.213cm" svg:height="0.599cm" svg:x="15.18cm" svg:y="12.3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presentation:notes draw:style-name="dp1">
          <draw:page-thumbnail draw:style-name="gr15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Flussdiagramm: Verbindungsstelle 8" draw:style-name="gr34" draw:text-style-name="P16" xml:id="id23" draw:id="id23" draw:layer="layout" svg:width="4.021cm" svg:height="2.075cm" svg:x="0.279cm" svg:y="7.625cm">
          <text:p text:style-name="P15"><text:span text:style-name="T3">edit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0" draw:style-name="gr35" draw:text-style-name="P16" xml:id="id24" draw:id="id24" draw:layer="layout" svg:width="4.021cm" svg:height="2.075cm" svg:x="6.7cm" svg:y="0.4cm">
          <text:p text:style-name="P15"><text:span text:style-name="T3">edit comm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1" draw:style-name="gr36" draw:text-style-name="P16" xml:id="id25" draw:id="id25" draw:layer="layout" svg:width="4.021cm" svg:height="2.075cm" svg:x="6.7cm" svg:y="3.3cm">
          <text:p text:style-name="P15"><text:span text:style-name="T3">edit keyboard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4" draw:style-name="gr37" draw:text-style-name="P16" xml:id="id26" draw:id="id26" draw:layer="layout" svg:width="4.021cm" svg:height="2.075cm" svg:x="6.679cm" svg:y="9.1cm">
          <text:p text:style-name="P15"><text:span text:style-name="T3">edit lef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5" draw:style-name="gr38" draw:text-style-name="P16" xml:id="id28" draw:id="id28" draw:layer="layout" svg:width="4.021cm" svg:height="2.075cm" svg:x="6.7cm" svg:y="14.9cm">
          <text:p text:style-name="P15"><text:span text:style-name="T3">edit right layer 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2.289cm" svg:y1="7.625cm" svg:x2="6.7cm" svg:y2="1.437cm" draw:start-shape="id23" draw:start-glue-point="0" draw:end-shape="id24" draw:end-glue-point="3" svg:d="M2289 7625c0-4126 1470-6188 4411-6188" svg:viewBox="0 0 4412 6189">
          <text:p/>
        </draw:connector>
        <draw:connector draw:style-name="gr18" draw:text-style-name="P14" draw:layer="layout" draw:type="curve" svg:x1="2.289cm" svg:y1="7.625cm" svg:x2="6.7cm" svg:y2="4.337cm" draw:start-shape="id23" draw:start-glue-point="0" draw:end-shape="id25" draw:end-glue-point="3" svg:d="M2289 7625c0-2192 1470-3288 4411-3288" svg:viewBox="0 0 4412 3289">
          <text:p/>
        </draw:connector>
        <draw:connector draw:style-name="gr18" draw:text-style-name="P14" draw:layer="layout" draw:type="curve" svg:x1="4.3cm" svg:y1="8.662cm" svg:x2="6.679cm" svg:y2="10.137cm" draw:start-shape="id23" draw:start-glue-point="1" draw:end-shape="id26" draw:end-glue-point="3" svg:d="M4300 8662c1783 0 594 1475 2379 1475" svg:viewBox="0 0 2380 1476">
          <text:p/>
        </draw:connector>
        <draw:connector draw:style-name="gr18" draw:text-style-name="P14" draw:layer="layout" draw:type="curve" svg:x1="2.289cm" svg:y1="9.7cm" svg:x2="6.7cm" svg:y2="13.037cm" draw:start-shape="id23" draw:start-glue-point="2" draw:end-shape="id27" draw:end-glue-point="3" svg:d="M2289 9700c0 2225 1470 3337 4411 3337" svg:viewBox="0 0 4412 3338">
          <text:p/>
        </draw:connector>
        <draw:connector draw:style-name="gr18" draw:text-style-name="P14" draw:layer="layout" draw:type="curve" svg:x1="2.289cm" svg:y1="9.7cm" svg:x2="6.7cm" svg:y2="15.937cm" draw:start-shape="id23" draw:start-glue-point="2" draw:end-shape="id28" draw:end-glue-point="3" svg:d="M2289 9700c0 4158 1470 6237 4411 6237" svg:viewBox="0 0 4412 6238">
          <text:p/>
        </draw:connector>
        <draw:custom-shape draw:name="Flussdiagramm: Verbindungsstelle 17" draw:style-name="gr39" draw:text-style-name="P16" xml:id="id27" draw:id="id27" draw:layer="layout" svg:width="4.021cm" svg:height="2.075cm" svg:x="6.7cm" svg:y="12cm">
          <text:p text:style-name="P15"><text:span text:style-name="T3">edit righ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18" draw:style-name="gr40" draw:text-style-name="P16" xml:id="id29" draw:id="id29" draw:layer="layout" svg:width="4.021cm" svg:height="2.075cm" svg:x="6.7cm" svg:y="6.219cm">
          <text:p text:style-name="P15"><text:span text:style-name="T3">edit pedal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8" draw:text-style-name="P14" draw:layer="layout" draw:type="curve" svg:x1="4.3cm" svg:y1="8.662cm" svg:x2="6.7cm" svg:y2="7.256cm" draw:start-shape="id23" draw:start-glue-point="1" draw:end-shape="id29" draw:end-glue-point="3" svg:d="M4300 8662c1800 0 600-1406 2400-1406" svg:viewBox="0 0 2401 1407">
          <text:p/>
        </draw:connector>
        <presentation:notes draw:style-name="dp3">
          <draw:page-thumbnail draw:style-name="gr1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g draw:style-name="gr41">
          <draw:custom-shape draw:style-name="gr42" draw:text-style-name="P27" draw:layer="layout" svg:width="0.8cm" svg:height="1.2cm" svg:x="16.4cm" svg:y="11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7" draw:layer="layout" svg:width="0.4cm" svg:height="2.3cm" svg:x="16.6cm" svg:y="9.2cm">
            <text:p/>
            <draw:enhanced-geometry svg:viewBox="0 0 21600 21600" draw:type="rectangle" draw:enhanced-path="M 0 0 L 21600 0 21600 21600 0 21600 0 0 Z N"/>
          </draw:custom-shape>
        </draw:g>
        <draw:custom-shape draw:name="Flussdiagramm: Verbindungsstelle 9" draw:style-name="gr44" draw:text-style-name="P16" xml:id="id30" draw:id="id30" draw:layer="layout" svg:width="4.021cm" svg:height="2.075cm" svg:x="5.278cm" svg:y="9.2cm">
          <text:p text:style-name="P15"><text:span text:style-name="T3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45" draw:text-style-name="P29" xml:id="id31" draw:id="id31" draw:layer="layout" svg:width="3.607cm" svg:height="1.163cm" svg:x="8.793cm" svg:y="5cm">
          <text:p text:style-name="P28"><text:span text:style-name="T3">toggle left 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46" draw:text-style-name="P29" xml:id="id32" draw:id="id32" draw:layer="layout" svg:width="3.607cm" svg:height="1.297cm" svg:x="3.393cm" svg:y="5.603cm">
          <text:p text:style-name="P28"><text:span text:style-name="T3">display left</text:span><text:span text:style-name="T3"><text:line-break/></text:span><text:span text:style-name="T3">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7" draw:text-style-name="P30" draw:layer="layout" draw:type="curve" svg:x1="7.288cm" svg:y1="9.2cm" svg:x2="10.596cm" svg:y2="6.163cm" draw:start-shape="id30" draw:end-shape="id31" draw:end-glue-point="2" svg:d="M7288 9200c0-2278 3308-760 3308-3037" svg:viewBox="0 0 3309 3038">
          <text:p text:style-name="P5"><text:span text:style-name="T5">short pressure</text:span></text:p>
        </draw:connector>
        <draw:connector draw:style-name="gr48" draw:text-style-name="P31" draw:layer="layout" draw:type="curve" draw:line-skew="0.102cm" svg:x1="8.793cm" svg:y1="5.581cm" svg:x2="7cm" svg:y2="6.251cm" draw:start-shape="id31" draw:start-glue-point="3" draw:end-shape="id32" draw:end-glue-point="1" svg:d="M8793 5581c-1192 0-296 670-1793 670" svg:viewBox="0 0 1794 671">
          <text:p/>
        </draw:connector>
        <draw:connector draw:style-name="gr47" draw:text-style-name="P30" draw:layer="layout" draw:type="curve" svg:x1="5.196cm" svg:y1="6.9cm" svg:x2="5.278cm" svg:y2="10.237cm" draw:start-shape="id32" draw:start-glue-point="2" draw:end-shape="id30" draw:end-glue-point="3" svg:d="M5196 6900c0 1723-228 1435-409 1839s-314 1498 491 1498" svg:viewBox="0 0 629 3338">
          <text:p text:style-name="P5"><text:span text:style-name="T5">1.5 seconds</text:span></text:p>
        </draw:connector>
        <draw:custom-shape draw:name="Flussdiagramm: Verbindungsstelle 2" draw:style-name="gr49" draw:text-style-name="P17" xml:id="id34" draw:id="id34" draw:layer="layout" svg:width="4.021cm" svg:height="2.075cm" svg:x="11.4cm" svg:y="10.725cm">
          <text:p text:style-name="P15"><text:span text:style-name="T3">select (left) sound /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8" draw:style-name="gr50" draw:text-style-name="P32" xml:id="id33" draw:id="id33" draw:layer="layout" svg:width="3.607cm" svg:height="1cm" svg:x="11.593cm" svg:y="8.2cm">
          <text:p text:style-name="P28"><text:span text:style-name="T3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33" draw:layer="layout" draw:type="curve" svg:x1="9.299cm" svg:y1="10.237cm" svg:x2="11.593cm" svg:y2="8.7cm" draw:start-shape="id30" draw:start-glue-point="1" draw:end-shape="id33" draw:end-glue-point="3" svg:d="M9299 10237c1720 0 574-1537 2294-1537" svg:viewBox="0 0 2295 1538">
          <text:p/>
        </draw:connector>
        <draw:connector draw:style-name="gr18" draw:text-style-name="P14" draw:layer="layout" draw:type="curve" svg:x1="13.396cm" svg:y1="9.2cm" svg:x2="13.41cm" svg:y2="10.725cm" draw:start-shape="id33" draw:start-glue-point="2" draw:end-shape="id34" draw:end-glue-point="0" svg:d="M13396 9200c0 1143 14 381 14 1525" svg:viewBox="0 0 15 1526">
          <text:p/>
        </draw:connector>
        <draw:custom-shape draw:name="Rechteck 9" draw:style-name="gr51" draw:text-style-name="P32" xml:id="id36" draw:id="id36" draw:layer="layout" svg:width="3.607cm" svg:height="1cm" svg:x="7.793cm" svg:y="13.2cm">
          <text:p text:style-name="P28"><text:span text:style-name="T3">blinking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33" draw:layer="layout" draw:type="curve" svg:x1="17.196cm" svg:y1="14.8cm" svg:x2="9.596cm" svg:y2="14.2cm" draw:start-shape="id35" draw:start-glue-point="2" draw:end-shape="id36" draw:end-glue-point="2" svg:d="M17196 14800c0 802-7600 1102-7600-600" svg:viewBox="0 0 7601 1243">
          <text:p text:style-name="P5"><text:span text:style-name="T5">long pressure</text:span></text:p>
        </draw:connector>
        <draw:connector draw:style-name="gr18" draw:text-style-name="P14" draw:layer="layout" draw:type="curve" svg:x1="9.596cm" svg:y1="13.2cm" svg:x2="7.288cm" svg:y2="11.275cm" draw:start-shape="id36" draw:start-glue-point="0" draw:end-shape="id30" draw:end-glue-point="2" svg:d="M9596 13200c0-1443-2308-481-2308-1925" svg:viewBox="0 0 2309 1926">
          <text:p/>
        </draw:connector>
        <draw:custom-shape draw:name="Rechteck 10" draw:style-name="gr52" draw:text-style-name="P32" xml:id="id35" draw:id="id35" draw:layer="layout" svg:width="3.607cm" svg:height="1.297cm" svg:x="15.393cm" svg:y="13.503cm">
          <text:p text:style-name="P28"><text:span text:style-name="T3">send sound /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4" draw:text-style-name="P33" draw:layer="layout" draw:type="curve" svg:x1="15.421cm" svg:y1="11.762cm" svg:x2="17.196cm" svg:y2="13.503cm" draw:start-shape="id34" draw:start-glue-point="1" draw:end-shape="id35" draw:end-glue-point="0" svg:d="M15421 11762c1184 0 1775 580 1775 1741" svg:viewBox="0 0 1776 1742">
          <text:p text:style-name="P5"><text:span text:style-name="T5">note on</text:span></text:p>
        </draw:connector>
        <draw:custom-shape draw:name="Textfeld 2" draw:style-name="gr53" draw:text-style-name="P34" draw:layer="layout" svg:width="0.89cm" svg:height="0.41cm" svg:x="15.31cm" svg:y="14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3" draw:style-name="gr26" draw:text-style-name="P23" draw:layer="layout" svg:width="1.213cm" svg:height="0.599cm" svg:x="10.38cm" svg:y="10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draw:custom-shape draw:name="Zylinder 4" draw:style-name="gr25" draw:text-style-name="P22" draw:layer="layout" svg:width="1.213cm" svg:height="0.599cm" svg:x="7.987cm" svg:y="8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position="?f6 ?f4" draw:handle-range-y-maximum="?f1"/>
          </draw:enhanced-geometry>
        </draw:custom-shape>
        <presentation:notes draw:style-name="dp1">
          <draw:page-thumbnail draw:style-name="gr15" draw:layer="layout" svg:width="14.848cm" svg:height="11.136cm" svg:x="3.075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false" style:shrink-to-fit="true" style:writing-mode="lr-tb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-outline2" style:display-name="Titelfolie_-outline2" style:family="presentation" style:parent-style-name="Titelfolie_5f_-outline1">
      <style:graphic-properties style:writing-mode="lr-tb"/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_5f_-outline3" style:display-name="Titelfolie_-outline3" style:family="presentation" style:parent-style-name="Titelfolie_5f_-outline2">
      <style:graphic-properties style:writing-mode="lr-tb"/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4" style:display-name="Titelfolie_-outline4" style:family="presentation" style:parent-style-name="Titelfolie_5f_-outline3">
      <style:graphic-properties style:writing-mode="lr-tb"/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 style:writing-mode="lr-tb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el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02">02.03.25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02">02.03.25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0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1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5-03-02">02.03.25</text:date></text:span></text:p>
        </draw:text-box>
      </draw:frame>
      <draw:frame draw:name="Fußzeilenplatzhalter 4" presentation:style-name="Mpr11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11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551</meta:editing-cycles>
    <meta:creation-date>2016-03-06T18:59:25</meta:creation-date>
    <dc:date>2025-03-02T14:58:47.158987477</dc:date>
    <meta:editing-duration>PT1H16M12S</meta:editing-duration>
    <meta:generator>LibreOffice/24.8.4.2$Linux_X86_64 LibreOffice_project/480$Build-2</meta:generator>
    <meta:print-date>2019-10-25T11:52:35.579848197</meta:print-date>
    <meta:document-statistic meta:object-count="163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